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Titel" style:master-page-name="MP0">
      <style:paragraph-properties fo:text-align="center" style:justify-single-word="false" style:page-number="auto" fo:break-before="page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Log 2012-03-19</text:p>
      <text:p text:style-name="P1">Deltagere fremmødt: Sam, René, Michael, Nicolaj, Cong, Yusuf<text:line-break/>Digitalt fremmødt: Søren<text:line-break/>Ikke fremmødt: Ingen. </text:p>
      <text:p text:style-name="P1">Nicolaj har redegjort for, hvordan trådhåndteringen er. Efter diskussion kan det tages op, om de skal laves som singleton-objekter i refactor-fasen. </text:p>
      <text:p text:style-name="P1">Folk skal hjemme læse om MVC og andre designmønstre, så man kan finde ud af, hvordan designet i vores systemet skal være. Desuden skal folk sætte sig på opgaver og få lavet de diverse branches, så man ikke merger over hinanden. </text:p>
      <text:p text:style-name="P3">Næste møde er kl. 11.15 efter WIN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2-23T07:52:00Z</meta:creation-date>
    <dc:date>2012-03-19T13:39:56.97</dc:date>
    <meta:editing-cycles>2</meta:editing-cycles>
    <meta:editing-duration>PT3M</meta:editing-duration>
    <meta:document-statistic meta:table-count="0" meta:image-count="0" meta:object-count="0" meta:page-count="1" meta:paragraph-count="5" meta:word-count="85" meta:character-count="534" meta:non-whitespace-character-count="451"/>
    <meta:template xlink:type="simple" xlink:actuate="onRequest" xlink:title="" xlink:href="Normal"/>
  </office:meta>
</office:document-meta>
</file>